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UITldTagsHandler.forAllClasses( String template , Properties attribut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NetUITldTagsHandler.sort( Iterator ite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etUITldTagsHandler.forAllFunctions( String template , Properties attribut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NetUITldTagsHandle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UITldTagsHandler.forAllAttributes( String template , Properties attribute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NetUITldTagsHandler.ifHasTagValue( String template , Properti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UITldTagsHandler.getFirstTag( XClass clazz , String methodName , String tag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NetUITldTagsHandler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TldTagsHandler.getOverrideClassTag( String name , String tagName , XClass curren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etUITldTagsHandler.getCurren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TldTagsHandler.forAllMethods( String template , Properties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NetUITldTagsHandler.setCurrentTagNam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TldTagsHandler.paramValue( Properties attribute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">
            <text:p text:style-name="Table_20_Contents">5</text:p>
          </table:table-cell>
          <table:table-cell office:value-type="float" office:value="60">
            <text:p text:style-name="Table_20_Contents"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